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P24" style:parent-style-name="Standard" style:family="paragraph">
      <style:paragraph-properties fo:text-indent="0.4923in"/>
    </style:style>
    <style:style style:name="P25" style:parent-style-name="Standard" style:family="paragraph">
      <style:paragraph-properties fo:text-indent="0.4923in"/>
    </style:style>
    <style:style style:name="P26" style:parent-style-name="Standard" style:family="paragraph">
      <style:paragraph-properties fo:text-indent="0.4923in"/>
    </style:style>
    <style:style style:name="P27" style:parent-style-name="Standard" style:family="paragraph">
      <style:paragraph-properties fo:text-indent="0.4923in"/>
    </style:style>
    <style:style style:name="P28" style:parent-style-name="Standard" style:family="paragraph">
      <style:paragraph-properties fo:text-indent="0.4923in"/>
    </style:style>
    <style:style style:name="P29" style:parent-style-name="Standard" style:family="paragraph">
      <style:paragraph-properties fo:text-indent="0.4923in"/>
    </style:style>
    <style:style style:name="P30" style:parent-style-name="Standard" style:family="paragraph">
      <style:paragraph-properties fo:text-indent="0.4923in"/>
    </style:style>
    <style:style style:name="P31" style:parent-style-name="Standard" style:family="paragraph">
      <style:paragraph-properties fo:text-indent="0.4923in"/>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style:font-weight-complex="bold"/>
    </style:style>
    <style:style style:name="P34" style:parent-style-name="Standard" style:family="paragraph">
      <style:text-properties style:font-weight-complex="bold"/>
    </style:style>
    <style:style style:name="P35" style:parent-style-name="Standard" style:family="paragraph">
      <style:text-properties style:font-weight-complex="bold"/>
    </style:style>
    <style:style style:name="P36" style:parent-style-name="Standard" style:family="paragraph">
      <style:paragraph-properties fo:text-indent="0.4923in"/>
      <style:text-properties style:font-weight-complex="bold"/>
    </style:style>
    <style:style style:name="P37" style:parent-style-name="Standard" style:family="paragraph">
      <style:paragraph-properties fo:text-indent="0.4923in"/>
      <style:text-properties style:font-weight-complex="bold"/>
    </style:style>
    <style:style style:name="P38" style:parent-style-name="Standard" style:family="paragraph">
      <style:paragraph-properties fo:text-indent="0.4923in"/>
    </style:style>
    <style:style style:name="T39" style:parent-style-name="Policepardéfaut" style:family="text">
      <style:text-properties style:font-weight-complex="bold"/>
    </style:style>
    <style:style style:name="T40" style:parent-style-name="Policepardéfaut" style:family="text">
      <style:text-properties style:font-weight-complex="bold"/>
    </style:style>
    <style:style style:name="P41" style:parent-style-name="Standard" style:family="paragraph">
      <style:paragraph-properties fo:text-indent="0.4923in"/>
      <style:text-properties style:font-weight-complex="bold"/>
    </style:style>
    <style:style style:name="P42" style:parent-style-name="Standard" style:family="paragraph">
      <style:paragraph-properties fo:text-indent="0.4923in"/>
    </style:style>
    <style:style style:name="P43" style:parent-style-name="Standard" style:family="paragraph">
      <style:paragraph-properties fo:text-indent="0.4923in"/>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P50" style:parent-style-name="Standard" style:family="paragraph">
      <style:text-properties fo:font-weight="bold" style:font-weight-asian="bold"/>
    </style:style>
    <style:style style:name="P51" style:parent-style-name="Normal" style:family="paragraph">
      <style:paragraph-properties fo:text-align="justify" fo:line-height="115%"/>
    </style:style>
    <style:style style:name="T52" style:parent-style-name="Policepardéfaut" style:family="text">
      <style:text-properties fo:font-weight="bold" style:font-weight-asian="bold"/>
    </style:style>
    <style:style style:name="T53" style:parent-style-name="Policepardéfaut" style:family="text">
      <style:text-properties style:font-name="Times New Roman" style:font-name-complex="Times New Roman"/>
    </style:style>
    <style:style style:name="T54" style:parent-style-name="Policepardéfaut" style:family="text">
      <style:text-properties style:font-name="Times New Roman" style:font-name-complex="Times New Roman"/>
    </style:style>
    <style:style style:name="T55" style:parent-style-name="Policepardéfaut" style:family="text">
      <style:text-properties style:font-name="Times New Roman" style:font-name-complex="Times New Roman"/>
    </style:style>
    <style:style style:name="T56" style:parent-style-name="Policepardéfaut" style:family="text">
      <style:text-properties style:font-name="Times New Roman" style:font-name-complex="Times New Roman"/>
    </style:style>
    <style:style style:name="P57" style:parent-style-name="Standard" style:family="paragraph">
      <style:text-properties fo:font-weight="bold" style:font-weight-asian="bold"/>
    </style:style>
  </office:automatic-styles>
  <office:body>
    <office:text text:use-soft-page-breaks="true">
      <text:p text:style-name="P1"><text:tab/><text:tab/><text:tab/><text:tab/><text:s text:c="11"/><text:span text:style-name="T2">2I013 – Rapport</text:span></text:p>
      <text:p text:style-name="P3"/>
      <text:p text:style-name="Standard"><text:alphabetical-index-mark text:string-value="Introduction"/><text:alphabetical-index-mark text:string-value="Introduction"/></text:p>
      <text:p text:style-name="P4"/>
      <text:p text:style-name="P5">I. Introduction</text:p>
      <text:p text:style-name="Standard"><text:span text:style-name="T6">II. Démarche utilisée et problèmes rencontrés</text:span></text:p>
      <text:p text:style-name="Standard"><text:span text:style-name="T7">III. Présentation des stratégies</text:span></text:p>
      <text:p text:style-name="P8">IV. Optimisation<text:s/>des stratégies</text:p>
      <text:p text:style-name="P9">V. Conclusion /Avis</text:p>
      <text:p text:style-name="P10"/>
      <text:p text:style-name="P11"/>
      <text:p text:style-name="P12"/>
      <text:p text:style-name="P13">(faire une table de matière avec les n° de pages et une page de garde)</text:p>
      <text:p text:style-name="P14"/>
      <text:p text:style-name="P15"/>
      <text:p text:style-name="P16">I. Introduction</text:p>
      <text:p text:style-name="P17"><text:tab/></text:p>
      <text:p text:style-name="Standard"><text:tab/>Ce projet s’intéresse à la programmation des stratégies pour l’automatisation des joueurs dans le jeu de <text:s/>« football » crée par M. Baskiotis (lien :</text:p>
      <text:p text:style-name="Standard"><text:a xlink:href="https://github.com/baskiotisn/SoccerSimulator-2017/tree/master/resultats" office:target-frame-name="_top" xlink:show="replace">https://github.com/baskiotisn/SoccerSimulator-2017/tree/master/resultats</text:a>). Dans ce jeu, les joueurs peuvent s’affronter dans plusieurs types de<text:s/>matchs : en 1 contre 1, en 2 contre 2 ou encore en 4 contre 4. Les joueurs et la balle peuvent se déplacer partout sur un terrain de jeu dont la taille est fixée par deux constantes et est constitué de deux cages placés aux bords verticaux. Si la balle touche les bords du terrain, elle rebondit, par contre les joueurs ne rebondissent pas et perdent toute leurs vitesses. Les joueurs ne sont pas considérés comme des obstacles à la balle, celle-ci peut les croiser sans rebondir. Chaque match est joué en temps<text:s/>discret, donné aussi par une constante. À chaque pas de temps le jeu actualise la position de chaque objet mobile sur le terrain et vérifie si un but a été marqué. Dans ce cas, les positions des joueurs et de la balle sont réinitialisées. Le jeu se joue de manière autonome, chaque joueur choisissant une action à chaque pas de temps en accord à la stratégie qui lui a été passée.</text:p>
      <text:p text:style-name="Standard"/>
      <text:p text:style-name="Standard"><text:tab/>L’objectif est d’implémenter des stratégies permettant à nos joueurs de gagner la plus grande quantité de matchs contre les stratégies adverses codés par les autres binômes. Dans ce rapport, nous allons donc vous parler de la démarche que nous avons mise au point lors de la conception des stratégies tout en abordant les problèmes que nous avons rencontrés. Dans un second temps, nous allons parler des stratégies que nous avons écrites et notre implémentation de l’algorithme génétique pour l’optimisation de nos joueurs et notre tentative d’implémentation des arbres de décision, puis conclure.</text:p>
      <text:p text:style-name="Standard"/>
      <text:p text:style-name="Standard"/>
      <text:p text:style-name="Standard"><text:span text:style-name="T18">II. Démarche utilisée et problèmes<text:s/></text:span><text:span text:style-name="T19">rencontrés</text:span></text:p>
      <text:p text:style-name="Standard"/>
      <text:p text:style-name="Standard"><text:span text:style-name="T20"><text:tab/></text:span>Pour<text:span text:style-name="T21"><text:s/></text:span>construire des stratégies, plusieurs classes étaient à notre disposition, notamment SoccerAction et Vector2D. Vector2D contient deux coordonnées x et y. Il existe également des fonctions pour calculer la norme d’un vecteur et son angle par rapport aux axes des coordonnés. Quant à SoccerAction, celui -ci est composé de deux Vector2D : un qui donne la direction du mouvement du joueur et un autre qui donne la direction du shoot.<text:s/><text:tab/>Une stratégie doit retourner un SoccerAction à chaque pas de temps.</text:p>
      <text:p text:style-name="Standard"><text:span text:style-name="T22"><text:tab/></text:span></text:p>
      <text:p text:style-name="Standard"><text:span text:style-name="T23"><text:tab/></text:span>Au départ nous n’avions aucune expérience sur la conception de stratégies, c’est pourquoi nous avons tout d’abord essayé de coder une petite stratégie telle qu’un fonceur en reprenant l’exemple vu en cours qui court vers la balle et marque au but.<text:s/>Notre intention était de l’utiliser<text:s/><text:soft-page-break/>principalement en 1 contre 1. Nous nous sommes rendu compte après quelques essais qu’il serait intéressant de ne pas encombrer la stratégie avec des tests pour voir si le joueur a la balle, etc. car à chaque fois que nous voulions changer un paramètre ou les choix faits par la stratégie, il fallait changer tout le code. Nous avons ainsi crée des fonctions qui retournait les résultats des tests fréquents qu’on utilisait, dans un fichier nommé toolbox.py.</text:p>
      <text:p text:style-name="Standard"/>
      <text:p text:style-name="Standard"><text:tab/>Au fur et à mesure du projet, nous étions amené à développer de nombreuses stratégies, dès <text:s/>lors, afin de rendre le code plus lisible et à la portée de tous, nous avons mis au point trois fichiers en plus de toolbox.py : action.py, comportement.py et strategie.py. Ainsi,<text:s/>si on obtenait un problème à l’exécution, on modifiait seulement la partie de la fonction concernée, plutôt que l’intégralité de celle-ci.</text:p>
      <text:p text:style-name="Standard"/>
      <text:p text:style-name="Standard"><text:tab/>Nous avons décidé de laisser toolbox.py avec toutes les fonctions retournant des booléens et aussi des Vector2D ainsi que des listes de Vector2D. D’une part, action.py regroupe les fonctions qui retournent des SoccerAction. D’autre part, comportement.py utilise les fonctions venant de toolbox.py et d’action.py pour bien choisir le SoccerAction que la stratégie doit retourner. Nous avons choisis de séparer les comportements des stratégies afin d’être capable d’appeler plusieurs comportements dans une stratégie quelconque. À la fin, nous avons trouvé cela un peu redondant car nos stratégies appellent uniquement un comportement.</text:p>
      <text:p text:style-name="P24"/>
      <text:p text:style-name="P25"><text:s/>Par ailleurs, le fait d’avoir un fichier qui utilise des fonctions d’un autre fichier python dans un même module nous a posé quelques problèmes, notamment sur l’usage de l’import qui permet l’importation d’une classe ou bien d’une fonction. A de nombreuses reprises, lorsque nous lancions notre fichier exécutable, plusieurs erreurs apparaissaient à cause d’un problème d’import. De plus, cette commande change si on l’utilise pour importer une fonction d’un sous-module. Ainsi, nous avons mis beaucoup<text:s/>de temps pour nous familiariser avec l’usage d’import.</text:p>
      <text:p text:style-name="Standard"/>
      <text:p text:style-name="Standard"><text:tab/>Nous nous sommes mis à développer également d’autres stratégies plus intéressantes qu’un fonceur, notamment un défenseur et un dribleur. Nous avons conçus ces stratégies car elles étaient indispensables lors des matchs à deux joueurs afin de permettre ainsi une bonne cohésion entre les joueurs et marquer un nombre considérable de buts à nos adversaires pour enfin obtenir un bon rang dans le classement.<text:s/></text:p>
      <text:p text:style-name="Standard"/>
      <text:p text:style-name="P26">Cependant, nous nous sommes rendu compte que la<text:s/>meilleure façon de battre tous nos adversaires était d’étudier plus en détails chacune de leurs stratégies et d’en trouver ainsi des failles qui nous donneraient l’avantage. C’est pourquoi nous avons commencé par télécharger les stratégies des autres binômes depuis leurs dossiers en ligne sur Github. Pour chaque groupe, on essayait d’améliorer et de réajuster notre code en fonction des résultats qu’on obtenait en faisant des matchs en 1 contre 1 mais aussi en 2 contre 2 pour enfin arriver à une moyenne de<text:s/>victoires convenables. En revanche, il n’était pas toujours facile de pouvoir trouver une riposte contre les stratégies des autres groupes. Certaines stratégies étaient si bien codées, qu’il fallait du temps pour d’abord mettre au point une méthode infaillible pour contrer une attaque ou pour intercepter la balle par exemple. D’autant plus que ces tests devaient être réalisés contre l’ensemble des autres binômes. Bien que quelques stratégies adverses ne fonctionnaient pas due à un problème d’import ou autre, certaines étaient mises en ligne quelques instants avant les résultats finaux, nous empêchant ainsi de pouvoir travailler sur les stratégies récentes.</text:p>
      <text:p text:style-name="P27"/>
      <text:p text:style-name="P28">Durant plusieurs séances, nous avons travaillé sur de nombreuses stratégies intéressantes. Nous allons<text:s/>donc vous présenter certaines d’entre elles.</text:p>
      <text:p text:style-name="P29"/>
      <text:p text:style-name="P30"/>
      <text:p text:style-name="P31"/>
      <text:p text:style-name="Standard"/>
      <text:p text:style-name="P32">III. Présentation des stratégies</text:p>
      <text:p text:style-name="P33"/>
      <text:p text:style-name="P34"><text:tab/>Parmi les stratégies que nous avons codées, il y a celle du gardien appelée GardienStrat. Celle-ci prend en paramètre l’accélération a, la vitesse v, le nombre d’étapes n<text:s/>et enfin la variable p qui désigne la position pour la coordonnée x de la cage de défense. Notre but était de nous s’assurer que lorsqu’un attaquant de l’équipe adverse s’attaque à notre gardien, ce dernier puisse le confronter et adopte un certain comportement, empêchant ainsi aux ennemis de marquer un but.<text:s/></text:p>
      <text:p text:style-name="P35"/>
      <text:p text:style-name="P36">Pour ce faire, nous avons mis en place un programme qui vérifie d’abord si le gardien est à proximité du ballon. Si tel est le cas, le gardien va dégager la balle pour permettre aux autres joueurs de<text:s/>l’intercepter. Puis il calcule si le ballon se trouvera dans la cage de défense dans n étapes pour ensuite courir vers la position attendue si besoin, afin de s’emparer de la balle. Enfin, on vérifie si le gardien est bien positionné dans le champ défensif<text:s/>et si ce n’est pas le cas, il court vers sa cage pour éviter qu’un ennemi profite de l’occasion pour marquer un but.</text:p>
      <text:p text:style-name="P37"/>
      <text:p text:style-name="P38"><text:span text:style-name="T39">Par ailleurs, nous avons également codé un défenseur, nommé DefStrat qui possède certains comportements similaires à notre gardien, leurs</text:span><text:span text:style-name="T40"><text:s/>objectifs communs étant le même : celui de défendre. En plus des paramètres du gardien, il prend une variable frac_p qui est une position défensive d’interception. Son but consistait principalement à</text:span><text:s/>empêcher le jeu d'attaque de l'équipe adverse.</text:p>
      <text:p text:style-name="Standard"/>
      <text:p text:style-name="P41">Ainsi,<text:s/>le programme créé vérifie d’abord si le défenseur est à proximité du ballon. Si cette condition est remplie, le défenseur va dégager la balle pour continuer le jeu. Ensuite il détermine si le ballon se trouvera dans la cage de défense dans n étapes dans le<text:s/>but de courir vers la position attendue. Si ces conditions ne sont pas respectées, le défenseur court vers une position pour intercepter la balle pour ensuite la passer aux attaquants.</text:p>
      <text:p text:style-name="P42"/>
      <text:p text:style-name="P43">D’autre part, nous avons codé une stratégie de passe entre les joueurs appelée PassStrat.</text:p>
      <text:p text:style-name="Standard">Cette stratégie prend en paramètre deux accélérations différentes : une pour tirer et une autre pour faire la passe. Nous avons créé la dernière pour que la passe ne soit ni trop longue ni trop courte pour favoriser l’avancement progressif de la balle entre les joueurs jusqu’aux attaquants. En plus de l’accélération, elle prend en paramètre<text:s/>la vitesse et le nombre d’étapes.</text:p>
      <text:p text:style-name="Standard"/>
      <text:p text:style-name="Standard"><text:tab/>Le programme se charge de d’abord déterminer si le joueur est à proximité du ballon, puis calcule la position du joueur qui est le plus proche de lui car il est inutile de faire une passe à un joueur qui est loin, les adversaires pouvant intercepter la balle et prendre le jeu à leur avantage. Une fois la position calculée, il fait la passe à ce joueur, sinon il fait une passe au gardien. Enfin, s’il n’est pas proche de ballon, il court vers celui-ci pour ensuite faire les instructions ci-dessus.</text:p>
      <text:p text:style-name="Standard"/>
      <text:p text:style-name="Standard"><text:tab/>Finalement, la stratégie qui forme la pièce maitresse de notre jeu est le dribbleur. La dernière prend en paramètre<text:s/>la vitesse v, le nombre d’étapes n, l’accélération pour faire un tir mais aussi pour dribbler. Il est nécessaire que le joueur dribble à une vitesse optimale pour qu’il soit assez rapide afin de<text:s/>se déplacer sur l’ensemble du terrain tout en contournant ses adversaires. Il prend également un angle qui va nous servir à déterminer la direction du tir en fonction de l’adversaire.<text:s/>Ce dribbleur est utile pour favoriser la liaison entre la défense et l’attaque et contrairement aux stratégies précédentes, il est autonome c’est-à-dire qu’il ne dépend pas de ses co-équipiers mais uniquement de ses adversaires, c’est pourquoi nous pouvons l’utiliser dans tous les types de matchs : en 1 contre 1, en 2 contre 2 voire en 4 contre 4…</text:p>
      <text:p text:style-name="Standard"><text:tab/></text:p>
      <text:p text:style-name="Standard"><text:tab/>Ainsi, le programme détermine d’emblée s’il le joueur est à proximité de la balle puis calcule la position cette fois de l’adversaire le plus proche de lui,<text:s/>pour remonter progressivement<text:s/><text:soft-page-break/>vers les cages de l’équipe adverse. Il calcule ensuite l’angle entre lui et l’adversaire : si l’adversaire est situé en bas par rapport au joueur, il dribble vers le haut, et au contraire si l’adversaire est situé en haut par rapport au joueur, il dribble vers le bas. Lorsqu’il n’y a plus aucun adversaire en face de lui, il finit par marquer un but. En revanche, s’il n’est pas en mesure de dribbler, il court vers la balle pour exécuter les dernières instructions.</text:p>
      <text:p text:style-name="Standard"><text:tab/></text:p>
      <text:p text:style-name="Standard"><text:tab/></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text:s/></text:p>
      <text:p text:style-name="P44"/>
      <text:p text:style-name="P45">IV. Optimisation des stratégies</text:p>
      <text:p text:style-name="P46"/>
      <text:p text:style-name="P47"/>
      <text:p text:style-name="P48"/>
      <text:p text:style-name="P49">V. Conclusion</text:p>
      <text:p text:style-name="P50"/>
      <text:p text:style-name="P51"><text:span text:style-name="T52"><text:tab/></text:span><text:span text:style-name="T53">Ce projet a été<text:s/></text:span><text:span text:style-name="T54">l’occasion de s’intéresser au développement de stratégies en Python, et à comprendre certains principes sur le Football. Je pense que c’est un thème qu’il faut étudier, et que très peu de personnes connaissent. La réalisation des expériences nous a permis<text:s/></text:span><text:span text:style-name="T55">de comprendre les difficultés du projet en soi, notamment avec la prise en main de Github, à repenser aux stratégies qu’il faut utiliser… Mais au-delà d’un grand apport de connaissances, le projet a été l’opportunité de chercher seules des solutions à nos<text:s/></text:span><text:span text:style-name="T56">problèmes. Le travail d’équipe a, je pense aussi nouer des liens entre nous. Nous avons fait d’énormes progrès en informatique, en particulier avec la programmation en Python, à travers les stratégies.</text:span></text:p>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rth Shah</dc:creator>
    <meta:creation-date>2018-04-09T11:02:00Z</meta:creation-date>
    <dc:date>2018-04-17T06:22:00Z</dc:date>
    <meta:template xlink:href="Normal" xlink:type="simple"/>
    <meta:editing-cycles>31</meta:editing-cycles>
    <meta:editing-duration>PT38460S</meta:editing-duration>
    <meta:document-statistic meta:page-count="4" meta:paragraph-count="24" meta:word-count="1859" meta:character-count="12064" meta:row-count="85" meta:non-whitespace-character-count="10229"/>
  </office:meta>
</office:document-meta>
</file>